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Calibri" fo:font-size="12pt" officeooo:rsid="000f5d21" officeooo:paragraph-rsid="000f5d21" style:font-size-asian="12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Calibri" fo:font-size="12pt" officeooo:rsid="00115634" officeooo:paragraph-rsid="00115634" style:font-size-asian="12pt" style:font-size-complex="12pt"/>
    </style:style>
    <style:style style:name="P3" style:family="paragraph" style:parent-style-name="Preformatted_20_Text">
      <style:paragraph-properties fo:text-align="justify" style:justify-single-word="false"/>
      <style:text-properties style:font-name="Calibri" fo:font-size="12pt" officeooo:rsid="0011aa93" officeooo:paragraph-rsid="0011aa93" style:font-size-asian="12pt" style:font-size-complex="12pt"/>
    </style:style>
    <style:style style:name="P4" style:family="paragraph" style:parent-style-name="Preformatted_20_Text">
      <style:paragraph-properties fo:text-align="justify" style:justify-single-word="false"/>
      <style:text-properties style:font-name="Calibri" fo:font-size="12pt" officeooo:rsid="0012ea18" officeooo:paragraph-rsid="0019ab7b" style:font-size-asian="12pt" style:font-size-complex="12pt"/>
    </style:style>
    <style:style style:name="P5" style:family="paragraph" style:parent-style-name="Preformatted_20_Text">
      <style:paragraph-properties fo:text-align="justify" style:justify-single-word="false"/>
      <style:text-properties style:font-name="Calibri" fo:font-size="12pt" officeooo:rsid="000f5d21" officeooo:paragraph-rsid="000f5d21" style:font-size-asian="12pt" style:font-size-complex="12pt"/>
    </style:style>
    <style:style style:name="P6" style:family="paragraph" style:parent-style-name="Preformatted_20_Text">
      <style:text-properties style:font-name="Calibri" fo:font-size="12pt" officeooo:rsid="000f5d21" officeooo:paragraph-rsid="000f5d21" style:font-size-asian="12pt" style:font-size-complex="12pt"/>
    </style:style>
    <style:style style:name="P7" style:family="paragraph" style:parent-style-name="Preformatted_20_Text">
      <style:text-properties style:font-name="Calibri" fo:font-size="12pt" officeooo:rsid="001ad03d" officeooo:paragraph-rsid="001ad03d" style:font-size-asian="12pt" style:font-size-complex="12pt"/>
    </style:style>
    <style:style style:name="T1" style:family="text">
      <style:text-properties officeooo:rsid="00148322"/>
    </style:style>
    <style:style style:name="T2" style:family="text">
      <style:text-properties officeooo:rsid="0019ab7b"/>
    </style:style>
    <style:style style:name="T3" style:family="text">
      <style:text-properties officeooo:rsid="001ad0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o Rio de Janeiro <text:span text:style-name="T3">(UFRJ)</text:span></text:p>
      <text:p text:style-name="P7">Processo Seletivo do Grupo de Resposta a Incidentes de Segurança (GRIS)</text:p>
      <text:p text:style-name="P1">Tag de Engenharia Social</text:p>
      <text:p text:style-name="P1">Avaliador: Franklin Martins</text:p>
      <text:p text:style-name="P1">Candidato: Felipe de Jesus</text:p>
      <text:p text:style-name="P1"/>
      <text:p text:style-name="P5">Objetivo: Explicar ataque de engenharia social para conseguir informações e mostrar como aprimorar este ataque.</text:p>
      <text:p text:style-name="P5"/>
      <text:p text:style-name="P2">Phishing é um tipo de ataque hacker, em que o invasor cria uma cópia falsa de um site para obter informações confidenciais de empresas ou pessoas, como logins e senhas. Dessa forma, ele pode invadir o sistema e fazer o que quiser, como por exemplo, mudar a senha e deletar informações importantes. Este é um tipo de invasão, no qual o hacker utiliza ferramentas de engenharia social para descobrir o comportamento e caracteristicas da pessoa e assim criar uma situação falsa para tentar manipular pessoas e empresas com intuito de obter informações sigilosas. Irei utilizar este tipo de ataque para obter informações importantes de uma escola.</text:p>
      <text:p text:style-name="P2"/>
      <text:p text:style-name="P3">Vamos supor que eu ainda esteja no ensino médio na mesma escola em que estudei. Durante este curso, a partir do momento que conclui o curso de programação no laboratório de informática e virei monitor do laboratório, comecei a me envolver de forma <text:span text:style-name="T2">recíproca</text:span> com todos os departamentos do colégio, como a direção, secretaria e coordenação. Sempre que ocorria algum problema relacionado à informática nestes departamentos, como queda de internet ou problemas no computador, <text:span text:style-name="T2">eu e o pessoal do laboratório de informática era chamado para resolver os problemas. Dessa forma, construi uma relação de amizade com todos os órgãos do colégio.</text:span></text:p>
      <text:p text:style-name="P3"/>
      <text:p text:style-name="P4">Essa escola possui um sistema fornecido pela SEEDUC (Secretária de Estado de Educação). Todas as informações dos alunos, como <text:span text:style-name="T2">dados</text:span> pessoais estão nesse sistema. Eu quero entrar no sistema e conseguir todas essas informações, porém o sistema possui login e senha, os quais nenhum aluno pode saber. Dessa forma, irei <text:span text:style-name="T2">utilizar um pouco de engenharia social e phishing para descobrir </text:span>as credenciais do sistema <text:span text:style-name="T2">em um dos departamentos da escola</text:span>. <text:span text:style-name="T1">Analisando os órgãos da escola, percebi que o órgão mais legal, carinhoso e afetivo é a secretaria. As secretárias desempenham trabalhos que necessitam de acesso ao sistema, como por exemplo a matricula de alunos e a produção de relatórios, como históricos escolares e certificados de conclusão. Portanto, inicialmente irei utilizar a ferramenta SetToolkit do Kali Linux para clonar o site de acesso ao sistema da escola. Logo após isso, irei fazer uma ligação para a secretária principal me passando pelo diretor do colégio e dando permissão para que o aluno/monitor, Felipe, do laboratório de informática possa imprimir algum documento pessoal importante na secretária. Com isso, irei na secretaria e peço para entrar em um dos computadores para acessar o documento, aproveito para imprimir uma cópia do meu cpf, for fim deixo o computador com a página falsa do sistema aberta e invento uma história para a secretária, como “Me inscrevi em um esporte no Centro Esportivo aqui perto, preciso de uma declaração escolar </text:span><text:soft-page-break/><text:span text:style-name="T1">para levar la até amanhã, se não irei perder a vaga”. Desse modo, ela vai entrar no sistema através da pagina falsa e o login e senha vão ser enviados para a minha máquina que esta armazenando o servidor do site falso. Enfim, irei pegar a declaração, agradecer e sair da secretária. Portanto, utilizando um pouco de persuasão e Phishing, eu conseguiria o login e a senha do sistema e poderia invadi-lo e extrair o máximo de informações possível dos alunos, além de explorar outras falhas de seguranç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5T20:34:08.432707079</dc:date>
    <meta:editing-duration>PT15M28S</meta:editing-duration>
    <meta:editing-cycles>3</meta:editing-cycles>
    <meta:generator>LibreOffice/6.2.8.2$Linux_X86_64 LibreOffice_project/20$Build-2</meta:generator>
    <meta:document-statistic meta:table-count="0" meta:image-count="0" meta:object-count="0" meta:page-count="2" meta:paragraph-count="9" meta:word-count="572" meta:character-count="3542" meta:non-whitespace-character-count="2979"/>
  </office:meta>
</office:document-meta>
</file>